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4pt" fo:language="es" fo:country="ES" style:text-underline-style="none" fo:font-weight="normal"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language="es" fo:country="ES" style:text-underline-style="none" fo:font-weight="bold"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weight="normal"/>
    </style:style>
    <style:style style:name="P9" style:family="paragraph" style:parent-style-name="Standard">
      <style:paragraph-properties fo:margin-left="-0.026cm" fo:margin-right="0cm" fo:text-align="justify" style:justify-single-word="false" fo:text-indent="0cm" style:auto-text-indent="false"/>
      <style:text-properties fo:font-size="12pt" fo:language="es" fo:country="ES" style:text-underline-style="none" fo:font-weight="normal" style:font-size-asian="10.5pt" style:font-weight-asian="normal" style:font-size-complex="12pt" style:font-weight-complex="normal"/>
    </style:style>
    <style:style style:name="P10" style:family="paragraph" style:parent-style-name="Standard" style:list-style-name="L1">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1" style:family="paragraph" style:parent-style-name="Standard" style:list-style-name="L2">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2" style:family="paragraph" style:parent-style-name="Standard" style:list-style-name="L3">
      <style:paragraph-properties fo:text-align="justify" style:justify-single-word="false"/>
      <style:text-properties fo:font-size="14pt" fo:language="es" fo:country="ES" style:text-underline-style="solid" style:text-underline-width="auto" style:text-underline-color="font-color" fo:font-weight="bold" style:font-size-asian="12.25pt" style:font-weight-asian="bold" style:font-size-complex="14pt" style:font-weight-complex="bold"/>
    </style:style>
    <style:style style:name="P13" style:family="paragraph" style:parent-style-name="Standard" style:list-style-name="L6">
      <style:paragraph-properties fo:text-align="justify" style:justify-single-word="false"/>
      <style:text-properties fo:font-size="14pt" fo:language="es" fo:country="ES" style:text-underline-style="none" fo:font-weight="bold" style:font-size-asian="12.25pt" style:font-weight-asian="bold" style:font-size-complex="14pt" style:font-weight-complex="bold"/>
    </style:style>
    <style:style style:name="P14" style:family="paragraph" style:parent-style-name="Standard" style:list-style-name="L5">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15" style:family="paragraph" style:parent-style-name="Standard" style:list-style-name="L6">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16" style:family="paragraph" style:parent-style-name="Standard" style:list-style-name="L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8"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19"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0"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21" style:family="paragraph" style:parent-style-name="Standard" style:list-style-name="L6">
      <style:paragraph-properties fo:text-align="justify" style:justify-single-word="false"/>
    </style:style>
    <style:style style:name="P22" style:family="paragraph" style:parent-style-name="Text_20_body"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fo:font-weight="bold" style:font-size-asian="12.25pt" style:font-weight-asian="bold" style:font-size-complex="14pt" style:font-weight-complex="bold"/>
    </style:style>
    <style:style style:name="T3" style:family="text">
      <style:text-properties fo:font-size="12pt" fo:language="es" fo:country="ES" style:text-underline-style="none" fo:font-weight="normal" style:font-size-asian="10.5pt" style:font-weight-asian="normal" style:font-size-complex="12pt" style:font-weight-complex="normal"/>
    </style:style>
    <style:style style:name="T4" style:family="text">
      <style:text-properties fo:font-size="12pt" fo:language="es" fo:country="ES" style:text-underline-style="none" fo:font-weight="bold" style:font-size-asian="10.5pt" style:font-weight-asian="bold" style:font-size-complex="12pt" style:font-weight-complex="bold"/>
    </style:style>
    <style:style style:name="T5" style:family="text">
      <style:text-properties fo:font-size="12pt" fo:language="es" fo:country="ES" style:text-underline-style="none" style:font-size-asian="10.5pt" style:font-weight-asian="normal" style:font-size-complex="12pt" style:font-weight-complex="normal"/>
    </style:style>
    <style:style style:name="T6" style:family="text">
      <style:text-properties fo:font-size="12pt" fo:language="es" fo:country="ES" style:text-underline-style="none" style:font-size-asian="12pt" style:font-weight-asian="normal" style:font-size-complex="12pt" style:font-weight-complex="normal"/>
    </style:style>
    <style:style style:name="T7" style:family="text">
      <style:text-properties fo:font-size="12pt" fo:font-weight="normal" style:font-size-asian="10.5pt"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size-asian="10.5pt" style:font-size-complex="12pt"/>
    </style:style>
    <style:style style:name="T10" style:family="text">
      <style:text-properties fo:font-size="12pt" style:font-size-asian="12pt" style:font-size-complex="12pt"/>
    </style:style>
    <style:style style:name="T11" style:family="text">
      <style:text-properties fo:font-size="12pt" style:text-underline-style="none" fo:font-weight="normal" style:font-size-asian="10.5pt" style:font-weight-asian="normal" style:font-size-complex="12pt" style:font-weight-complex="normal"/>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weight-asian="normal" style:font-weight-complex="normal"/>
    </style:style>
    <style:style style:name="T16" style:family="text">
      <style:text-properties style:font-size-asian="12pt"/>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8501090" text:style-name="L1">
        <text:list-item>
          <text:list>
            <text:list-item>
              <text:list>
                <text:list-item>
                  <text:list>
                    <text:list-item>
                      <text:list>
                        <text:list-item>
                          <text:p text:style-name="P10">Cloud Storage.</text:p>
                        </text:list-item>
                      </text:list>
                    </text:list-item>
                  </text:list>
                </text:list-item>
              </text:list>
            </text:list-item>
          </text:list>
        </text:list-item>
      </text:list>
      <text:p text:style-name="P4"><text:tab/></text:p>
      <text:p text:style-name="P1"><text:tab/>El Cloud Storage, o almacenamiento en la nube, es un modelo de almacenamiento basado en redes donde los datos son almacenados en piscinas virtuales de almacenamiento. </text:p>
      <text:p text:style-name="P1"><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1"><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9"><text:tab/>Las principales preocupaciones de dichas soluciones son la seguridad ante posibles accesos indebidos, la estabilidad de la empresa proveedora, la accesibilidad de la información, y los costes hardware de la solución utilizada.</text:p>
      <text:p text:style-name="P1"><text:tab/>Actualmente, existen dos tipos de instalaciones de Cloud Storage, las realizadas en servidores externos, y las instalaciones locales que el administrador puede acomodar a sus necesidades. </text:p>
      <text:p text:style-name="P1"><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1"><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1"/>
      <text:list xml:id="list316764813" text:style-name="L2">
        <text:list-item>
          <text:list>
            <text:list-item>
              <text:list>
                <text:list-item>
                  <text:p text:style-name="P11">Almacenamiento en soluciones libres y locales existentes.</text:p>
                </text:list-item>
              </text:list>
            </text:list-item>
          </text:list>
        </text:list-item>
      </text:list>
      <text:list xml:id="list871901551" text:style-name="L3">
        <text:list-item>
          <text:list>
            <text:list-header>
              <text:p text:style-name="P12"/>
            </text:list-header>
            <text:list-item>
              <text:p text:style-name="P12">Amazon S3.</text:p>
            </text:list-item>
          </text:list>
        </text:list-item>
      </text:list>
      <text:p text:style-name="P4"><text:tab/><text:span text:style-name="T10">La plataforma Amazon S3 no se trata expresamente de una plataforma libre, puesto que solo se ofrecen las distintas interfaces de comunicación de esta. Aun así es objeto de estudio debido a que algunas soluciones basan su almacenamiento en esta plataforma.</text:span></text:p>
      <text:p text:style-name="P8"><text:span text:style-name="T6"><text:tab/>La Amazon Simple Storage Service tiene como objetivo ser escalable, tener alta disponibilidad y baja latencia, a un bajo coste. Dispone de tres tipos de interfaces distintas, REST(Representational State Transfer), SOAP(</text:span><text:span text:style-name="T15">Simple Object Access Protocol) y BitTorrent. Las primera interfaz es la m</text:span><text:span text:style-name="T5">ás adoptada, se trata de una interfaz para sistemas distribuidos adoptada ampliamente en la World Wide Web. La segunda es una interfaz que cumple el mismo propósito que REST, pero basándose en tecnología XML. La tercera es una de las conocidas tecnologías P2P existentes. </text:span></text:p>
      <text:p text:style-name="P1"><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1"><text:tab/>Puesto que el principal uso de los cubos es almacenar páginas web, cada cubo puede ser configurado para almacenar los registros de acceso en un cubo gemelo, o réplica.</text:p>
      <text:p text:style-name="P1"><text:tab/></text:p>
      <text:list xml:id="list1138417404" text:continue-numbering="true" text:style-name="L3">
        <text:list-item>
          <text:list>
            <text:list-item>
              <text:p text:style-name="P12">OpenNebula.</text:p>
            </text:list-item>
          </text:list>
        </text:list-item>
      </text:list>
      <text:p text:style-name="P1"><text:span text:style-name="T13"><text:tab/></text:span>Aunque la plataforma de Cloud Computing de OpenNebula es compatible con la interfaz <text:soft-page-break/>Amazon EC2 Query Interface, lo que le ofrece compatibilidad con la plataforma de almacenamiento Amazon S3, dicha plataforma goza de un subsistema de almacenamiento propio. </text:p>
      <text:p text:style-name="P1"><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1"/>
      <text:list xml:id="list562749736" text:continue-numbering="true" text:style-name="L3">
        <text:list-item>
          <text:list>
            <text:list-item>
              <text:p text:style-name="P12">Nimbus.</text:p>
            </text:list-item>
          </text:list>
        </text:list-item>
      </text:list>
      <text:p text:style-name="P5"><text:tab/><text:span text:style-name="T8">La pla</text:span><text:span text:style-name="T7">taforma Nimbus utiliza una implementación propia y libre de la API REST(Representational State Transfer) de Amazon S3, llamada Cumulus, para su almacenamiento.</text:span></text:p>
      <text:p text:style-name="P1"/>
      <text:list xml:id="list1273618526" text:continue-numbering="true" text:style-name="L3">
        <text:list-item>
          <text:list>
            <text:list-item>
              <text:p text:style-name="P12">OpenStack.</text:p>
            </text:list-item>
          </text:list>
        </text:list-item>
      </text:list>
      <text:p text:style-name="P4"><text:tab/><text:span text:style-name="T9">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1"><text:tab/>Esta solución es escalable, distribuida, admite redundancia de datos, y propone al usuario una API de programación. Dicha API es compatible con las soluciones de almacenamiento masivo NetApp, Nexenta, SolidFire y Amazon S3. El soporte de bloques permite que cualquier dispositivo de bloques(p. e. un disco duro, una cinta magnética, o una imagen virtual) pueda añadirse al sistema de almacenamiento distribuido de forma transparente.</text:p>
      <text:p text:style-name="P1"><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1"/>
      <text:list xml:id="list911142880" text:continue-numbering="true" text:style-name="L3">
        <text:list-item>
          <text:list>
            <text:list-item>
              <text:p text:style-name="P12">OpenQRM.</text:p>
            </text:list-item>
          </text:list>
        </text:list-item>
      </text:list>
      <text:p text:style-name="P4"><text:tab/><text:span text:style-name="T10">En <text:s/></text:span><text:span text:style-name="T9">el caso de OpenQRM nos encontramos con una solución propia, basada en el sistema de plugins para la plataforma. Dichos plugins se encargan de dar soporte por separado a los distintos tipos de almacenamientos reales en las distintas máquinas. Entre ellos podemos encontrarnos los siguientes plugins, que nos dan una idea del tipo de almacenamiento tratado: netapp-storage, nfs-storage, local-storage, iscsi-storage, lvm-storage, xen-storage y kvm-storage, </text:span></text:p>
      <text:p text:style-name="P1"/>
      <text:list xml:id="list2158829912" text:continue-numbering="true" text:style-name="L3">
        <text:list-item>
          <text:list>
            <text:list-item>
              <text:p text:style-name="P12">Eucalyptus.</text:p>
            </text:list-item>
          </text:list>
        </text:list-item>
      </text:list>
      <text:p text:style-name="P4"><text:tab/><text:span text:style-name="T9">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text:span></text:p>
      <text:p text:style-name="P1"/>
      <text:list xml:id="list1824738253" text:continue-numbering="true" text:style-name="L3">
        <text:list-item>
          <text:list>
            <text:list-item>
              <text:p text:style-name="P12">CloudStack.</text:p>
            </text:list-item>
          </text:list>
        </text:list-item>
      </text:list>
      <text:p text:style-name="P4"><text:tab/><text:span text:style-name="T10">Esta plataforma se nutre de la solución de almacenamiento de OpenStack, Swift, estudiada anteriormente.</text:span></text:p>
      <text:p text:style-name="P2"/>
      <text:list xml:id="list2010464432" text:continue-numbering="true" text:style-name="L3">
        <text:list-item>
          <text:list>
            <text:list-item>
              <text:p text:style-name="P12">Abiquo Open source edition.</text:p>
            </text:list-item>
          </text:list>
        </text:list-item>
      </text:list>
      <text:p text:style-name="P7"><text:span text:style-name="T11"><text:tab/>En esta plataforma nos encontramos con que el almacenamiento es independiente al resto de la plataforma, ofreciendo solo almacenamiento virtual de dos tipos: asistido, o genérico iSCSI. En el caso del almacenamiento asistido la plataforma ofrece almacenamiento como servicio </text:span><text:soft-page-break/><text:span text:style-name="T11">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text:span><text:span text:style-name="T12">LVM y iSCSI Linux, Nexenta, NetApp. Aparte se ofrece una API de desarrollo para facilitar el soporte de otras plataformas como Dell Equallogic, IBM Volume Manager.</text:span></text:p>
      <text:p text:style-name="P2"/>
      <text:list xml:id="list1893778357" text:continue-numbering="true" text:style-name="L3">
        <text:list-item>
          <text:p text:style-name="P12">Swiftness.</text:p>
        </text:list-item>
      </text:list>
      <text:p text:style-name="P1"><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1"><text:tab/>Para ello Swiftness propone una capa de abstracción de software que se interpondrá entre el núcleo del sistema operativo y el sistema de ficheros del cliente.</text:p>
      <text:p text:style-name="P1"/>
      <text:list xml:id="list275087101" text:continue-numbering="true" text:style-name="L3">
        <text:list-item>
          <text:p text:style-name="P12">Swift.</text:p>
        </text:list-item>
      </text:list>
      <text:p text:style-name="P1"><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1"/>
      <text:p text:style-name="P1"><text:tab/>Insertar imagen aquí.</text:p>
      <text:p text:style-name="P5"/>
      <text:p text:style-name="P1"><text:span text:style-name="T2"><text:tab/></text:span><text:span text:style-name="T16">Para el objetivo de este proyecto, todos los servidores pueden ser tratados como una caja negra que se dedica al almacenamiento y distribución de datos, excepto el servidor proxy del cual estudiaremos en mayor profundidad su API.</text:span></text:p>
      <text:p text:style-name="P2"/>
      <text:list xml:id="list1781784111" text:continue-numbering="true" text:style-name="L3">
        <text:list-item>
          <text:list>
            <text:list-item>
              <text:p text:style-name="P12">Swift proxy server.</text:p>
            </text:list-item>
          </text:list>
        </text:list-item>
      </text:list>
      <text:p text:style-name="P1"><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1"/>
      <text:list xml:id="list54128081" text:style-name="L4">
        <text:list-item>
          <text:p text:style-name="P22">El numero máximo de cabeceras por petición es 90.</text:p>
        </text:list-item>
        <text:list-item>
          <text:p text:style-name="P22">La máxima longitud de las cabeceras es 4096 bytes.</text:p>
        </text:list-item>
        <text:list-item>
          <text:p text:style-name="P22">Cada linea de petición no debe tener más de 8192 bytes.</text:p>
        </text:list-item>
        <text:list-item>
          <text:p text:style-name="P22">Una petición no debe exceder el tamaño de 5 gigabytes.</text:p>
        </text:list-item>
        <text:list-item>
          <text:p text:style-name="P22"><text:soft-page-break/>El nombre de un contenedor no puede ser mayor de 256 bytes.</text:p>
        </text:list-item>
        <text:list-item>
          <text:p text:style-name="P22">El nombre de un objeto no puede ser mayor que 1024 bytes.</text:p>
        </text:list-item>
      </text:list>
      <text:p text:style-name="P1"/>
      <text:p text:style-name="P1"><text:tab/>La operaciones posibles sobre el almacenamiento se dividen entre los tres servidores de gestión de este. Detallamos a continuación las operaciones relevantes:</text:p>
      <text:p text:style-name="P1"/>
      <text:list xml:id="list387269597" text:style-name="L5">
        <text:list-item>
          <text:p text:style-name="P14">Servidor de cuentas.</text:p>
          <text:list>
            <text:list-item>
              <text:p text:style-name="P18">Listado de contenedores.</text:p>
            </text:list-item>
          </text:list>
        </text:list-item>
        <text:list-item>
          <text:p text:style-name="P14">Servidor de contenedores.</text:p>
          <text:list>
            <text:list-item>
              <text:p text:style-name="P18">Listado de objetos en el contenedor.</text:p>
            </text:list-item>
            <text:list-item>
              <text:p text:style-name="P18">Creación de contenedores.</text:p>
            </text:list-item>
            <text:list-item>
              <text:p text:style-name="P18">Eliminación de contenedores.</text:p>
            </text:list-item>
          </text:list>
        </text:list-item>
        <text:list-item>
          <text:p text:style-name="P14">Servidor de objetos.</text:p>
          <text:list>
            <text:list-item>
              <text:p text:style-name="P18">Recuperación de objetos.</text:p>
            </text:list-item>
            <text:list-item>
              <text:p text:style-name="P18">Creación/actualización de objetos.</text:p>
            </text:list-item>
            <text:list-item>
              <text:p text:style-name="P18">Copia de objetos.</text:p>
            </text:list-item>
            <text:list-item>
              <text:p text:style-name="P18">Eliminación de objetos.</text:p>
            </text:list-item>
          </text:list>
        </text:list-item>
      </text:list>
      <text:p text:style-name="P1"/>
      <text:p text:style-name="P1"><text:tab/><text:span text:style-name="T13">NOTA! </text:span>Se añadirán operaciones conforme se descubra su necesidad.</text:p>
      <text:p text:style-name="P1"/>
      <text:list xml:id="list850165632" text:continue-list="list1781784111" text:style-name="L3">
        <text:list-item>
          <text:p text:style-name="P12">Linux.</text:p>
        </text:list-item>
      </text:list>
      <text:p text:style-name="P1"><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dispositivos: de caracteres, de bloques, y de red. </text:p>
      <text:p text:style-name="P1"><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1"><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1"><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1"/>
      <text:p text:style-name="P1"><text:tab/>Insertar imagen aquí.</text:p>
      <text:p text:style-name="P1"/>
      <text:p text:style-name="P1"><text:tab/>Cabría esperar que la labor de Swiftness fuera la de la traducción de las peticiones de bloques a directivas TCP, sin embargo dicha labor ya se encuentra cubierta por el módulo nbd(Network Block Device) que estudiaremos mas adelante. Con esto, la labor de Swiftness se <text:soft-page-break/>reduce a implementar paquetes con las cabeceras adecuadas para que el servidor swift pueda ser gobernado por el módulo nbd.</text:p>
      <text:p text:style-name="P1"/>
      <text:list xml:id="list1654457081" text:continue-numbering="true" text:style-name="L3">
        <text:list-item>
          <text:list>
            <text:list-item>
              <text:p text:style-name="P12">Dispositivos de bloques.</text:p>
            </text:list-item>
          </text:list>
        </text:list-item>
      </text:list>
      <text:p text:style-name="P1"><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1"><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1"><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1"><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1"><text:tab/>Con esta organización, el subsistema de entrada/salida de dispositivos de bloques de Linux es capaz de describir operaciones, ordenarlas a conveniencia, normalmente por proximidad de páginas dentro del almacenamiento masivo, añadir y eliminar operaciones con relativa facilidad, y utilizar distintos esquemas de acceso al dispositivo de bloques.<text:tab/></text:p>
      <text:p text:style-name="P1"/>
      <text:list xml:id="list846691481" text:continue-numbering="true" text:style-name="L3">
        <text:list-item>
          <text:list>
            <text:list-item>
              <text:p text:style-name="P12">Dispositivos de red.</text:p>
            </text:list-item>
          </text:list>
        </text:list-item>
      </text:list>
      <text:p text:style-name="P1"/>
      <text:p text:style-name="P1"/>
      <text:list xml:id="list567058843" text:continue-numbering="true" text:style-name="L3">
        <text:list-item>
          <text:p text:style-name="P12">Glosario.</text:p>
        </text:list-item>
      </text:list>
      <text:p text:style-name="P1"><text:tab/></text:p>
      <text:p text:style-name="P1"/>
      <text:list xml:id="list561270871" text:style-name="L6">
        <text:list-item>
          <text:p text:style-name="P21"><text:span text:style-name="T4">Cloud Storage: </text:span><text:span text:style-name="T3"><text:s/>almacenamiento en la nube, es decir, en internet.</text:span></text:p>
        </text:list-item>
        <text:list-item>
          <text:p text:style-name="P19"><text:span text:style-name="T13">Agilidad:</text:span> <text:s/>capacidad de mover los datos al área adecuada para mejorar su disponibilidad.</text:p>
        </text:list-item>
        <text:list-item>
          <text:p text:style-name="P19"><text:span text:style-name="T13">Escalabilidad: </text:span>capacidad de manejar crecientes cargas de trabajo, o de adaptarse para ser capaces <text:soft-page-break/>de soportarlas.</text:p>
        </text:list-item>
        <text:list-item>
          <text:p text:style-name="P19"><text:span text:style-name="T13">Elasticidad: </text:span>capacidad de escalarse mas allá limites impuestos por las condiciones del sistema.</text:p>
        </text:list-item>
        <text:list-item>
          <text:p text:style-name="P16">Latencia: <text:span text:style-name="T14">Tiempo de espera, normalmente entre que se realiza una petición y se recibe una respuesta.</text:span></text:p>
        </text:list-item>
        <text:list-item>
          <text:p text:style-name="P16">Persistencia: <text:span text:style-name="T14">Si existen distintas copias de un archivo, todas deben ser iguales.</text:span></text:p>
        </text:list-item>
        <text:list-item>
          <text:p text:style-name="P16">Cluster: <text:span text:style-name="T14">Conjunto de sistemas informáticos que actúan como un solo sistema.</text:span></text:p>
        </text:list-item>
        <text:list-item>
          <text:p text:style-name="P16">Nodo: <text:span text:style-name="T14">Sistema capaz de procesar información.</text:span></text:p>
        </text:list-item>
        <text:list-item>
          <text:p text:style-name="P19"><text:span text:style-name="T13">Multiusuario: </text:span>capacidad de que el recurso sea utilizado por varios usuarios concurrentemente.</text:p>
        </text:list-item>
        <text:list-item>
          <text:p text:style-name="P19"><text:span text:style-name="T13">Servicio distribuido: </text:span>servicio ofrecido por un conjunto de sistemas que actúa como un solo sistema.</text:p>
        </text:list-item>
        <text:list-item>
          <text:p text:style-name="P13"><text:span text:style-name="T9">API: </text:span><text:span text:style-name="T7">Application programming interface, interfaz de programación de la aplicación.</text:span></text:p>
        </text:list-item>
        <text:list-item>
          <text:p text:style-name="P19"><text:span text:style-name="T13">Tolerancia a fallos: </text:span>capacidad de soportar errores sin dejar sin servicio al cliente.</text:p>
        </text:list-item>
        <text:list-item>
          <text:p text:style-name="P19"><text:span text:style-name="T13">Redundancia de datos: </text:span>duplicación de datos, habitualmente para evitar su pérdida.</text:p>
        </text:list-item>
        <text:list-item>
          <text:p text:style-name="P19"><text:span text:style-name="T13">Software duradero: </text:span>software capaz de almacenar distintas versiones de un mismo fichero.</text:p>
        </text:list-item>
        <text:list-item>
          <text:p text:style-name="P15">World Wide Web: <text:span text:style-name="T14">Sistema de enlace de documentos a través de internet.</text:span></text:p>
        </text:list-item>
        <text:list-item>
          <text:p text:style-name="P19"><text:span text:style-name="T13">Amazon EC2 Query Interface: </text:span>Interfaz de consultas de la plataforma de Cloud Computing de Amazon.</text:p>
        </text:list-item>
        <text:list-item>
          <text:p text:style-name="P19"><text:span text:style-name="T13">Amazon S3: </text:span>Sistema de almacenamiento propietario de la plataforma de Cloud Computing de Amazon.</text:p>
        </text:list-item>
        <text:list-item>
          <text:p text:style-name="P19"><text:span text:style-name="T13">Data store drivers: </text:span>Drivers de almacenamiento de datos.</text:p>
        </text:list-item>
        <text:list-item>
          <text:p text:style-name="P19"><text:span text:style-name="T13">Transfer manager drivers: </text:span>Drivers de gestión de transferencias.</text:p>
        </text:list-item>
        <text:list-item>
          <text:p text:style-name="P15">Imagen virtual: <text:span text:style-name="T14">fichero que simula el disco duro de un ordenador para, en conjunto con la tecnología de virtualización, se pueda lanzar un sistema operativo con sus aplicaciones propias.</text:span></text:p>
        </text:list-item>
        <text:list-item>
          <text:p text:style-name="P15">Sector:<text:span text:style-name="T14"> Unidad mínima de almacenamiento de un dispositivo de bloques.</text:span></text:p>
        </text:list-item>
        <text:list-item>
          <text:p text:style-name="P15">Buffer:<text:span text:style-name="T14"> zona de memoria para alojar información.</text:span></text:p>
        </text:list-item>
        <text:list-item>
          <text:p text:style-name="P15">Puntero:<text:span text:style-name="T14"> tipo abstracto de dato útil para referenciar direcciones de memoria.</text:span></text:p>
        </text:list-item>
        <text:list-item>
          <text:p text:style-name="P15">Memoria principal: </text:p>
        </text:list-item>
      </text:list>
      <text:p text:style-name="P3"><text:tab/></text:p>
      <text:p text:style-name="P1"><text:span text:style-name="T13"><text:tab/></text:span><text:span text:style-name="T1">Referencias.</text:span></text:p>
      <text:p text:style-name="P6"/>
      <text:list xml:id="list179274731" text:style-name="L7">
        <text:list-item>
          <text:p text:style-name="P20">Wikipedia:</text:p>
          <text:list>
            <text:list-item>
              <text:p text:style-name="P20"><text:a xlink:type="simple" xlink:href="http://en.wikipedia.org/wiki/Cloud_computing_comparison">http://en.wikipedia.org/wiki/Cloud_computing_comparison</text:a></text:p>
            </text:list-item>
            <text:list-item>
              <text:p text:style-name="P20"><text:a xlink:type="simple" xlink:href="http://en.wikipedia.org/wiki/OpenNebula">http://en.wikipedia.org/wiki/OpenNebula</text:a></text:p>
            </text:list-item>
            <text:list-item>
              <text:p text:style-name="P20"><text:a xlink:type="simple" xlink:href="http://en.wikipedia.org/wiki/Nimbus_(cloud_computing">http://en.wikipedia.org/wiki/Nimbus_(cloud_computing</text:a>)</text:p>
            </text:list-item>
            <text:list-item>
              <text:p text:style-name="P20"><text:a xlink:type="simple" xlink:href="http://en.wikipedia.org/wiki/Amazon_Elastic_Block_Store">http://en.wikipedia.org/wiki/Amazon_Elastic_Block_Store</text:a></text:p>
            </text:list-item>
            <text:list-item>
              <text:p text:style-name="P20"><text:a xlink:type="simple" xlink:href="http://en.wikipedia.org/wiki/Eucalyptus_%28computing%29">http://en.wikipedia.org/wiki/Eucalyptus_%28computing%29</text:a></text:p>
            </text:list-item>
            <text:list-item>
              <text:p text:style-name="P20"><text:a xlink:type="simple" xlink:href="http://en.wikipedia.org/wiki/Cloudstack">http://en.wikipedia.org/wiki/Cloudstack</text:a> </text:p>
            </text:list-item>
            <text:list-item>
              <text:p text:style-name="P20"><text:a xlink:type="simple" xlink:href="http://en.wikipedia.org/wiki/OpenQRM">http://en.wikipedia.org/wiki/OpenQRM</text:a></text:p>
            </text:list-item>
            <text:list-item>
              <text:p text:style-name="P20"><text:a xlink:type="simple" xlink:href="http://en.wikipedia.org/wiki/Abiquo_Enterprise_Edition">http://en.wikipedia.org/wiki/Abiquo_Enterprise_Edition</text:a> </text:p>
            </text:list-item>
            <text:list-item>
              <text:p text:style-name="P20"><text:a xlink:type="simple" xlink:href="http://en.wikipedia.org/wiki/OpenStack">http://en.wikipedia.org/wiki/OpenStack</text:a></text:p>
            </text:list-item>
          </text:list>
        </text:list-item>
        <text:list-item>
          <text:p text:style-name="P20">OpenNebula:</text:p>
          <text:list>
            <text:list-item>
              <text:p text:style-name="P20"><text:a xlink:type="simple" xlink:href="http://opennebula.org/documentation:rel3.6">http://opennebula.org/documentation:rel3.6</text:a></text:p>
            </text:list-item>
          </text:list>
        </text:list-item>
        <text:list-item>
          <text:p text:style-name="P20">Nimbus:</text:p>
          <text:list>
            <text:list-item>
              <text:p text:style-name="P20"><text:a xlink:type="simple" xlink:href="http://www.nimbusproject.org/docs/2.9/">http://www.nimbusproject.org/docs/2.9/</text:a> </text:p>
            </text:list-item>
          </text:list>
        </text:list-item>
        <text:list-item>
          <text:p text:style-name="P20">CloudStack:</text:p>
          <text:list>
            <text:list-item>
              <text:p text:style-name="P20"><text:a xlink:type="simple" xlink:href="http://docs.cloudstack.org/CloudStack_Documentation">http://docs.cloudstack.org/CloudStack_Documentation</text:a> </text:p>
            </text:list-item>
          </text:list>
        </text:list-item>
        <text:list-item>
          <text:p text:style-name="P20">OpenQRM:</text:p>
          <text:list>
            <text:list-item>
              <text:p text:style-name="P20"><text:a xlink:type="simple" xlink:href="http://www.openqrm-enterprise.com/news/details/article/in-depth-documentation-of-openqrm-available.html">http://www.openqrm-enterprise.com/news/details/article/in-depth-documentation-of-openqrm-available.html</text:a> </text:p>
            </text:list-item>
          </text:list>
        </text:list-item>
        <text:list-item>
          <text:p text:style-name="P20"><text:soft-page-break/>Abiquo:</text:p>
          <text:list>
            <text:list-item>
              <text:p text:style-name="P20"><text:a xlink:type="simple" xlink:href="http://community.abiquo.com/display/ABI20/Abiquo+Documentation+Home">http://community.abiquo.com/display/ABI20/Abiquo+Documentation+Home</text:a></text:p>
            </text:list-item>
          </text:list>
        </text:list-item>
        <text:list-item>
          <text:p text:style-name="P20">OpenStack:</text:p>
          <text:list>
            <text:list-item>
              <text:p text:style-name="P20"><text:a xlink:type="simple" xlink:href="http://www.openstack.org/software/openstack-storage/">http://www.openstack.org/software/openstack-storage/</text:a></text:p>
            </text:list-item>
            <text:list-item>
              <text:p text:style-name="P20"><text:a xlink:type="simple" xlink:href="http://docs.openstack.org/api/">http://docs.openstack.org/api/</text:a></text:p>
            </text:list-item>
            <text:list-item>
              <text:p text:style-name="P20"><text:a xlink:type="simple" xlink:href="http://docs.openstack.org/developer/">http://docs.openstack.org/developer/</text:a></text:p>
            </text:list-item>
          </text:list>
        </text:list-item>
        <text:list-item>
          <text:p text:style-name="P20">Linux Kernel Development – Robert Love, Editorial Addison Wesley)</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08-11T20:00:13</dc:date>
    <meta:editing-duration>PT8H48M2S</meta:editing-duration>
    <meta:editing-cycles>48</meta:editing-cycles>
    <meta:generator>LibreOffice/3.5$Linux_x86 LibreOffice_project/350m1$Build-2</meta:generator>
    <meta:document-statistic meta:table-count="0" meta:image-count="0" meta:object-count="0" meta:page-count="7" meta:paragraph-count="128" meta:word-count="2932" meta:character-count="19425" meta:non-whitespace-character-count="16896"/>
  </office:meta>
</office:document-meta>
</file>